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11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ingle_articles_catastroph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correct_catastrophy</text:p>
          </table:table-cell>
          <table:table-cell office:value-type="string" calcext:value-type="string">
            <text:p><text:s/>neutral_from_wiki</text:p>
          </table:table-cell>
          <table:table-cell office:value-type="string" calcext:value-type="string">
            <text:p><text:s/>correct_assasinatio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zy dobry wynik?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NEUT</text:p>
          </table:table-cell>
          <table:table-cell office:value-type="string" calcext:value-type="string">
            <text:p>ZAM</text:p>
          </table:table-cell>
        </table:table-row>
        <table:table-row table:style-name="ro1">
          <table:table-cell office:value-type="string" calcext:value-type="string">
            <text:p>catastrophy_2010_1</text:p>
          </table:table-cell>
          <table:table-cell office:value-type="float" office:value="19495.854787" calcext:value-type="float">
            <text:p>19495.854787</text:p>
          </table:table-cell>
          <table:table-cell office:value-type="float" office:value="19391.784123" calcext:value-type="float">
            <text:p>19391.784123</text:p>
          </table:table-cell>
          <table:table-cell office:value-type="float" office:value="19340.523261" calcext:value-type="float">
            <text:p>19340.523261</text:p>
          </table:table-cell>
          <table:table-cell office:value-type="string" calcext:value-type="string">
            <text:p><text:s/></text:p>
          </table:table-cell>
          <table:table-cell table:formula="of:=IF([.B2]&lt;[.D2];1;0)" office:value-type="float" office:value="0" calcext:value-type="float">
            <text:p>0</text:p>
          </table:table-cell>
          <table:table-cell table:formula="of:=IF(AND([.B2]&lt;[.C2];[.B2]&lt;[.D2]);1;0)" office:value-type="float" office:value="0" calcext:value-type="float">
            <text:p>0</text:p>
          </table:table-cell>
          <table:table-cell table:style-name="ce1" table:formula="of:=IF(AND([.C2]&lt;[.B2];[.C2]&lt;[.D2]);1;0)" office:value-type="float" office:value="0" calcext:value-type="float">
            <text:p>0</text:p>
          </table:table-cell>
          <table:table-cell table:formula="of:=IF(AND([.D2]&lt;[.B2];[.D2]&lt;[.C2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astrophy_2010_10</text:p>
          </table:table-cell>
          <table:table-cell office:value-type="float" office:value="20293.101495" calcext:value-type="float">
            <text:p>20293.101495</text:p>
          </table:table-cell>
          <table:table-cell office:value-type="float" office:value="19542.981941" calcext:value-type="float">
            <text:p>19542.981941</text:p>
          </table:table-cell>
          <table:table-cell office:value-type="float" office:value="19831.666606" calcext:value-type="float">
            <text:p>19831.666606</text:p>
          </table:table-cell>
          <table:table-cell office:value-type="string" calcext:value-type="string">
            <text:p><text:s/></text:p>
          </table:table-cell>
          <table:table-cell table:formula="of:=IF([.B3]&lt;[.D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0_2</text:p>
          </table:table-cell>
          <table:table-cell office:value-type="float" office:value="19913.99473" calcext:value-type="float">
            <text:p>19913.99473</text:p>
          </table:table-cell>
          <table:table-cell office:value-type="float" office:value="18720.175969" calcext:value-type="float">
            <text:p>18720.175969</text:p>
          </table:table-cell>
          <table:table-cell office:value-type="float" office:value="19715.708316" calcext:value-type="float">
            <text:p>19715.708316</text:p>
          </table:table-cell>
          <table:table-cell office:value-type="string" calcext:value-type="string">
            <text:p><text:s/></text:p>
          </table:table-cell>
          <table:table-cell table:formula="of:=IF([.B4]&lt;[.D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0_5</text:p>
          </table:table-cell>
          <table:table-cell office:value-type="float" office:value="19537.630191" calcext:value-type="float">
            <text:p>19537.630191</text:p>
          </table:table-cell>
          <table:table-cell office:value-type="float" office:value="18044.235072" calcext:value-type="float">
            <text:p>18044.235072</text:p>
          </table:table-cell>
          <table:table-cell office:value-type="float" office:value="18807.943594" calcext:value-type="float">
            <text:p>18807.943594</text:p>
          </table:table-cell>
          <table:table-cell office:value-type="string" calcext:value-type="string">
            <text:p><text:s/></text:p>
          </table:table-cell>
          <table:table-cell table:formula="of:=IF([.B5]&lt;[.D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0_9</text:p>
          </table:table-cell>
          <table:table-cell office:value-type="float" office:value="19985.276898" calcext:value-type="float">
            <text:p>19985.276898</text:p>
          </table:table-cell>
          <table:table-cell office:value-type="float" office:value="20057.464841" calcext:value-type="float">
            <text:p>20057.464841</text:p>
          </table:table-cell>
          <table:table-cell office:value-type="float" office:value="20797.351052" calcext:value-type="float">
            <text:p>20797.351052</text:p>
          </table:table-cell>
          <table:table-cell office:value-type="string" calcext:value-type="string">
            <text:p><text:s/></text:p>
          </table:table-cell>
          <table:table-cell table:formula="of:=IF([.B6]&lt;[.D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2_2</text:p>
          </table:table-cell>
          <table:table-cell office:value-type="float" office:value="19417.039072" calcext:value-type="float">
            <text:p>19417.039072</text:p>
          </table:table-cell>
          <table:table-cell office:value-type="float" office:value="19044.869159" calcext:value-type="float">
            <text:p>19044.869159</text:p>
          </table:table-cell>
          <table:table-cell office:value-type="float" office:value="19898.06148" calcext:value-type="float">
            <text:p>19898.06148</text:p>
          </table:table-cell>
          <table:table-cell office:value-type="string" calcext:value-type="string">
            <text:p><text:s/></text:p>
          </table:table-cell>
          <table:table-cell table:formula="of:=IF([.B7]&lt;[.D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2_3</text:p>
          </table:table-cell>
          <table:table-cell office:value-type="float" office:value="18472.078322" calcext:value-type="float">
            <text:p>18472.078322</text:p>
          </table:table-cell>
          <table:table-cell office:value-type="float" office:value="18489.191686" calcext:value-type="float">
            <text:p>18489.191686</text:p>
          </table:table-cell>
          <table:table-cell office:value-type="float" office:value="18527.016977" calcext:value-type="float">
            <text:p>18527.016977</text:p>
          </table:table-cell>
          <table:table-cell office:value-type="string" calcext:value-type="string">
            <text:p><text:s/></text:p>
          </table:table-cell>
          <table:table-cell table:formula="of:=IF([.B8]&lt;[.D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2_6</text:p>
          </table:table-cell>
          <table:table-cell office:value-type="float" office:value="19814.583753" calcext:value-type="float">
            <text:p>19814.583753</text:p>
          </table:table-cell>
          <table:table-cell office:value-type="float" office:value="19262.228704" calcext:value-type="float">
            <text:p>19262.228704</text:p>
          </table:table-cell>
          <table:table-cell office:value-type="float" office:value="19691.101967" calcext:value-type="float">
            <text:p>19691.101967</text:p>
          </table:table-cell>
          <table:table-cell office:value-type="string" calcext:value-type="string">
            <text:p><text:s/></text:p>
          </table:table-cell>
          <table:table-cell table:formula="of:=IF([.B9]&lt;[.D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3_1</text:p>
          </table:table-cell>
          <table:table-cell office:value-type="float" office:value="15214.321992" calcext:value-type="float">
            <text:p>15214.321992</text:p>
          </table:table-cell>
          <table:table-cell office:value-type="float" office:value="17086.582964" calcext:value-type="float">
            <text:p>17086.582964</text:p>
          </table:table-cell>
          <table:table-cell office:value-type="float" office:value="17287.350665" calcext:value-type="float">
            <text:p>17287.350665</text:p>
          </table:table-cell>
          <table:table-cell office:value-type="string" calcext:value-type="string">
            <text:p><text:s/></text:p>
          </table:table-cell>
          <table:table-cell table:formula="of:=IF([.B10]&lt;[.D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3_2</text:p>
          </table:table-cell>
          <table:table-cell office:value-type="float" office:value="20413.051267" calcext:value-type="float">
            <text:p>20413.051267</text:p>
          </table:table-cell>
          <table:table-cell office:value-type="float" office:value="19520.693989" calcext:value-type="float">
            <text:p>19520.693989</text:p>
          </table:table-cell>
          <table:table-cell office:value-type="float" office:value="20099.57343" calcext:value-type="float">
            <text:p>20099.57343</text:p>
          </table:table-cell>
          <table:table-cell office:value-type="string" calcext:value-type="string">
            <text:p><text:s/></text:p>
          </table:table-cell>
          <table:table-cell table:formula="of:=IF([.B11]&lt;[.D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4_1</text:p>
          </table:table-cell>
          <table:table-cell office:value-type="float" office:value="20158.967654" calcext:value-type="float">
            <text:p>20158.967654</text:p>
          </table:table-cell>
          <table:table-cell office:value-type="float" office:value="19292.001928" calcext:value-type="float">
            <text:p>19292.001928</text:p>
          </table:table-cell>
          <table:table-cell office:value-type="float" office:value="19059.814892" calcext:value-type="float">
            <text:p>19059.814892</text:p>
          </table:table-cell>
          <table:table-cell office:value-type="string" calcext:value-type="string">
            <text:p><text:s/></text:p>
          </table:table-cell>
          <table:table-cell table:formula="of:=IF([.B12]&lt;[.D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4_2</text:p>
          </table:table-cell>
          <table:table-cell office:value-type="float" office:value="17787.269686" calcext:value-type="float">
            <text:p>17787.269686</text:p>
          </table:table-cell>
          <table:table-cell office:value-type="float" office:value="18097.976427" calcext:value-type="float">
            <text:p>18097.976427</text:p>
          </table:table-cell>
          <table:table-cell office:value-type="float" office:value="19225.891589" calcext:value-type="float">
            <text:p>19225.891589</text:p>
          </table:table-cell>
          <table:table-cell office:value-type="string" calcext:value-type="string">
            <text:p><text:s/></text:p>
          </table:table-cell>
          <table:table-cell table:formula="of:=IF([.B13]&lt;[.D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4_3</text:p>
          </table:table-cell>
          <table:table-cell office:value-type="float" office:value="17882.094096" calcext:value-type="float">
            <text:p>17882.094096</text:p>
          </table:table-cell>
          <table:table-cell office:value-type="float" office:value="17776.921492" calcext:value-type="float">
            <text:p>17776.921492</text:p>
          </table:table-cell>
          <table:table-cell office:value-type="float" office:value="18605.7931" calcext:value-type="float">
            <text:p>18605.7931</text:p>
          </table:table-cell>
          <table:table-cell office:value-type="string" calcext:value-type="string">
            <text:p><text:s/></text:p>
          </table:table-cell>
          <table:table-cell table:formula="of:=IF([.B14]&lt;[.D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4_4</text:p>
          </table:table-cell>
          <table:table-cell office:value-type="float" office:value="14901.594805" calcext:value-type="float">
            <text:p>14901.594805</text:p>
          </table:table-cell>
          <table:table-cell office:value-type="float" office:value="14420.252726" calcext:value-type="float">
            <text:p>14420.252726</text:p>
          </table:table-cell>
          <table:table-cell office:value-type="float" office:value="15861.841198" calcext:value-type="float">
            <text:p>15861.841198</text:p>
          </table:table-cell>
          <table:table-cell office:value-type="string" calcext:value-type="string">
            <text:p><text:s/></text:p>
          </table:table-cell>
          <table:table-cell table:formula="of:=IF([.B15]&lt;[.D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4_9</text:p>
          </table:table-cell>
          <table:table-cell office:value-type="float" office:value="15970.818383" calcext:value-type="float">
            <text:p>15970.818383</text:p>
          </table:table-cell>
          <table:table-cell office:value-type="float" office:value="16012.378364" calcext:value-type="float">
            <text:p>16012.378364</text:p>
          </table:table-cell>
          <table:table-cell office:value-type="float" office:value="16491.746758" calcext:value-type="float">
            <text:p>16491.746758</text:p>
          </table:table-cell>
          <table:table-cell office:value-type="string" calcext:value-type="string">
            <text:p><text:s/></text:p>
          </table:table-cell>
          <table:table-cell table:formula="of:=IF([.B16]&lt;[.D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5_1</text:p>
          </table:table-cell>
          <table:table-cell office:value-type="float" office:value="18363.265828" calcext:value-type="float">
            <text:p>18363.265828</text:p>
          </table:table-cell>
          <table:table-cell office:value-type="float" office:value="18447.094307" calcext:value-type="float">
            <text:p>18447.094307</text:p>
          </table:table-cell>
          <table:table-cell office:value-type="float" office:value="18608.53023" calcext:value-type="float">
            <text:p>18608.53023</text:p>
          </table:table-cell>
          <table:table-cell office:value-type="string" calcext:value-type="string">
            <text:p><text:s/></text:p>
          </table:table-cell>
          <table:table-cell table:formula="of:=IF([.B17]&lt;[.D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5_3</text:p>
          </table:table-cell>
          <table:table-cell office:value-type="float" office:value="18350.566022" calcext:value-type="float">
            <text:p>18350.566022</text:p>
          </table:table-cell>
          <table:table-cell office:value-type="float" office:value="18664.952102" calcext:value-type="float">
            <text:p>18664.952102</text:p>
          </table:table-cell>
          <table:table-cell office:value-type="float" office:value="18579.70873" calcext:value-type="float">
            <text:p>18579.70873</text:p>
          </table:table-cell>
          <table:table-cell office:value-type="string" calcext:value-type="string">
            <text:p><text:s/></text:p>
          </table:table-cell>
          <table:table-cell table:formula="of:=IF([.B18]&lt;[.D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5_4</text:p>
          </table:table-cell>
          <table:table-cell office:value-type="float" office:value="19860.738667" calcext:value-type="float">
            <text:p>19860.738667</text:p>
          </table:table-cell>
          <table:table-cell office:value-type="float" office:value="19423.100347" calcext:value-type="float">
            <text:p>19423.100347</text:p>
          </table:table-cell>
          <table:table-cell office:value-type="float" office:value="19564.350658" calcext:value-type="float">
            <text:p>19564.350658</text:p>
          </table:table-cell>
          <table:table-cell office:value-type="string" calcext:value-type="string">
            <text:p><text:s/></text:p>
          </table:table-cell>
          <table:table-cell table:formula="of:=IF([.B19]&lt;[.D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5_6</text:p>
          </table:table-cell>
          <table:table-cell office:value-type="float" office:value="19562.197346" calcext:value-type="float">
            <text:p>19562.197346</text:p>
          </table:table-cell>
          <table:table-cell office:value-type="float" office:value="18454.021793" calcext:value-type="float">
            <text:p>18454.021793</text:p>
          </table:table-cell>
          <table:table-cell office:value-type="float" office:value="20702.220617" calcext:value-type="float">
            <text:p>20702.220617</text:p>
          </table:table-cell>
          <table:table-cell office:value-type="string" calcext:value-type="string">
            <text:p><text:s/></text:p>
          </table:table-cell>
          <table:table-cell table:formula="of:=IF([.B20]&lt;[.D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5_7</text:p>
          </table:table-cell>
          <table:table-cell office:value-type="float" office:value="18867.693419" calcext:value-type="float">
            <text:p>18867.693419</text:p>
          </table:table-cell>
          <table:table-cell office:value-type="float" office:value="17361.796265" calcext:value-type="float">
            <text:p>17361.796265</text:p>
          </table:table-cell>
          <table:table-cell office:value-type="float" office:value="19221.63931" calcext:value-type="float">
            <text:p>19221.63931</text:p>
          </table:table-cell>
          <table:table-cell office:value-type="string" calcext:value-type="string">
            <text:p><text:s/></text:p>
          </table:table-cell>
          <table:table-cell table:formula="of:=IF([.B21]&lt;[.D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5_9</text:p>
          </table:table-cell>
          <table:table-cell office:value-type="float" office:value="18462.096928" calcext:value-type="float">
            <text:p>18462.096928</text:p>
          </table:table-cell>
          <table:table-cell office:value-type="float" office:value="17959.706312" calcext:value-type="float">
            <text:p>17959.706312</text:p>
          </table:table-cell>
          <table:table-cell office:value-type="float" office:value="18852.825618" calcext:value-type="float">
            <text:p>18852.825618</text:p>
          </table:table-cell>
          <table:table-cell office:value-type="string" calcext:value-type="string">
            <text:p><text:s/></text:p>
          </table:table-cell>
          <table:table-cell table:formula="of:=IF([.B22]&lt;[.D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6_10</text:p>
          </table:table-cell>
          <table:table-cell office:value-type="float" office:value="20764.71619" calcext:value-type="float">
            <text:p>20764.71619</text:p>
          </table:table-cell>
          <table:table-cell office:value-type="float" office:value="19590.32544" calcext:value-type="float">
            <text:p>19590.32544</text:p>
          </table:table-cell>
          <table:table-cell office:value-type="float" office:value="19937.075209" calcext:value-type="float">
            <text:p>19937.075209</text:p>
          </table:table-cell>
          <table:table-cell office:value-type="string" calcext:value-type="string">
            <text:p><text:s/></text:p>
          </table:table-cell>
          <table:table-cell table:formula="of:=IF([.B23]&lt;[.D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6_2</text:p>
          </table:table-cell>
          <table:table-cell office:value-type="float" office:value="19795.504664" calcext:value-type="float">
            <text:p>19795.504664</text:p>
          </table:table-cell>
          <table:table-cell office:value-type="float" office:value="20074.268052" calcext:value-type="float">
            <text:p>20074.268052</text:p>
          </table:table-cell>
          <table:table-cell office:value-type="float" office:value="20452.346923" calcext:value-type="float">
            <text:p>20452.346923</text:p>
          </table:table-cell>
          <table:table-cell office:value-type="string" calcext:value-type="string">
            <text:p><text:s/></text:p>
          </table:table-cell>
          <table:table-cell table:formula="of:=IF([.B24]&lt;[.D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6_3</text:p>
          </table:table-cell>
          <table:table-cell office:value-type="float" office:value="23483.629167" calcext:value-type="float">
            <text:p>23483.629167</text:p>
          </table:table-cell>
          <table:table-cell office:value-type="float" office:value="23687.398548" calcext:value-type="float">
            <text:p>23687.398548</text:p>
          </table:table-cell>
          <table:table-cell office:value-type="float" office:value="24172.474614" calcext:value-type="float">
            <text:p>24172.474614</text:p>
          </table:table-cell>
          <table:table-cell office:value-type="string" calcext:value-type="string">
            <text:p><text:s/></text:p>
          </table:table-cell>
          <table:table-cell table:formula="of:=IF([.B25]&lt;[.D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6_4</text:p>
          </table:table-cell>
          <table:table-cell office:value-type="float" office:value="20530.445873" calcext:value-type="float">
            <text:p>20530.445873</text:p>
          </table:table-cell>
          <table:table-cell office:value-type="float" office:value="19049.830744" calcext:value-type="float">
            <text:p>19049.830744</text:p>
          </table:table-cell>
          <table:table-cell office:value-type="float" office:value="19231.454237" calcext:value-type="float">
            <text:p>19231.454237</text:p>
          </table:table-cell>
          <table:table-cell office:value-type="string" calcext:value-type="string">
            <text:p><text:s/></text:p>
          </table:table-cell>
          <table:table-cell table:formula="of:=IF([.B26]&lt;[.D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6_6</text:p>
          </table:table-cell>
          <table:table-cell office:value-type="float" office:value="17874.47204" calcext:value-type="float">
            <text:p>17874.47204</text:p>
          </table:table-cell>
          <table:table-cell office:value-type="float" office:value="17271.49844" calcext:value-type="float">
            <text:p>17271.49844</text:p>
          </table:table-cell>
          <table:table-cell office:value-type="float" office:value="17095.144467" calcext:value-type="float">
            <text:p>17095.144467</text:p>
          </table:table-cell>
          <table:table-cell office:value-type="string" calcext:value-type="string">
            <text:p><text:s/></text:p>
          </table:table-cell>
          <table:table-cell table:formula="of:=IF([.B27]&lt;[.D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6_8</text:p>
          </table:table-cell>
          <table:table-cell office:value-type="float" office:value="15125.257469" calcext:value-type="float">
            <text:p>15125.257469</text:p>
          </table:table-cell>
          <table:table-cell office:value-type="float" office:value="15761.254494" calcext:value-type="float">
            <text:p>15761.254494</text:p>
          </table:table-cell>
          <table:table-cell office:value-type="float" office:value="15149.146758" calcext:value-type="float">
            <text:p>15149.146758</text:p>
          </table:table-cell>
          <table:table-cell office:value-type="string" calcext:value-type="string">
            <text:p><text:s/></text:p>
          </table:table-cell>
          <table:table-cell table:formula="of:=IF([.B28]&lt;[.D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strophy_2016_9</text:p>
          </table:table-cell>
          <table:table-cell office:value-type="float" office:value="19774.00467" calcext:value-type="float">
            <text:p>19774.00467</text:p>
          </table:table-cell>
          <table:table-cell office:value-type="float" office:value="19346.603633" calcext:value-type="float">
            <text:p>19346.603633</text:p>
          </table:table-cell>
          <table:table-cell office:value-type="float" office:value="19453.898634" calcext:value-type="float">
            <text:p>19453.898634</text:p>
          </table:table-cell>
          <table:table-cell office:value-type="string" calcext:value-type="string">
            <text:p><text:s/></text:p>
          </table:table-cell>
          <table:table-cell table:formula="of:=IF([.B29]&lt;[.D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2:.F29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6/28" office:value-type="float" office:value="0.571428571428571" calcext:value-type="float">
            <text:p>0.571428571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8T12:33:41.309029279</dc:date>
    <meta:editing-duration>PT2M9S</meta:editing-duration>
    <meta:editing-cycles>1</meta:editing-cycles>
    <meta:document-statistic meta:table-count="1" meta:cell-count="181" meta:object-count="0"/>
    <meta:generator>LibreOffice/5.1.6.2$Linux_X86_64 LibreOffice_project/10m0$Build-2</meta:generator>
  </office:meta>
</office:document-meta>
</file>